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GB" style:font-size-asian="14pt" style:font-size-complex="14pt"/>
    </style:style>
    <style:style style:name="P2" style:family="paragraph" style:parent-style-name="Standard">
      <style:text-properties fo:font-size="14pt" fo:language="en" fo:country="GB" officeooo:rsid="002206bd" officeooo:paragraph-rsid="002206bd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 "aws_instance" "myfirstec2" {</text:p>
      <text:p text:style-name="P1"/>
      <text:p text:style-name="P1"><text:s text:c="4"/>ami = "ami-08d4ac5b634553e16" </text:p>
      <text:p text:style-name="P1"><text:s text:c="4"/>instance_type = "t2.micro" </text:p>
      <text:p text:style-name="P1"><text:s text:c="4"/>key_name = "mykeys" </text:p>
      <text:p text:style-name="P1"/>
      <text:p text:style-name="P1">}</text:p>
      <text:p text:style-name="P1"/>
      <text:p text:style-name="P1"/>
      <text:p text:style-name="P1"/>
      <text:p text:style-name="P1">resource "aws_security_group" <text:s/>"main" {</text:p>
      <text:p text:style-name="P1"><text:s text:c="5"/>ingress{</text:p>
      <text:p text:style-name="P1"><text:s text:c="10"/>from_port = 22</text:p>
      <text:p text:style-name="P1"><text:s text:c="10"/>to_port = 22</text:p>
      <text:p text:style-name="P1"><text:s text:c="10"/>protocol= "tcp" </text:p>
      <text:p text:style-name="P1"><text:s text:c="10"/>cidr_blocks = ["0.0.0.0/0"]</text:p>
      <text:p text:style-name="P1"/>
      <text:p text:style-name="P1">}</text:p>
      <text:p text:style-name="P1">egress {</text:p>
      <text:p text:style-name="P1"><text:s text:c="16"/>from_port = 0</text:p>
      <text:p text:style-name="P1"><text:s text:c="16"/>to_port = 0</text:p>
      <text:p text:style-name="P1"><text:s text:c="16"/>protocol= "-1" </text:p>
      <text:p text:style-name="P1"><text:s text:c="16"/>cidr_blocks = ["0.0.0.0/0"]</text:p>
      <text:p text:style-name="P1"><text:soft-page-break/><text:s/></text:p>
      <text:p text:style-name="P1">}</text:p>
      <text:p text:style-name="P1">}</text:p>
      <text:p text:style-name="P1">resource "aws_key_pair" "deployer" {</text:p>
      <text:p text:style-name="P1"><text:s text:c="6"/>key_name = "mykeys" </text:p>
      <text:p text:style-name="P1"><text:s text:c="6"/>public_key = " ssh-rsa AAAAB3NzaC1yc2EAAAADAQABAAABAQCT4NIGDNJoVDE93zLMkXcxI99uUX6IG/n92P5wdwNEhwKKGSWUHdZ7HpzSJAABMBdzld5JpWhPx9kqsDalv9qgRrYhzDX3AQVIb7BZqRpZNhe1hhxvlOhCNkksFppQif3v3zy0QtneNMKgjlfAhoWcu/yrRaA7vbvgj9W+S2+h8TRaFEtmxxh1alKLDLIYasE1vYV+1q59upt9d1AA5HRE9KbH7FbSh4m7xKMoybpguxSzu6jrmyGXX9JNKsF4LGF5TOXd1oH5LSNSGDpVeCph5LcfAUfC8qqmJCq7w80XhZwDYGUltuKiUhCVawQ+8AQ5KU3r8YzHFMhADNqV9Gg5 root@mylinux-VirtualBox" </text:p>
      <text:p text:style-name="P1">}</text:p>
      <text:p text:style-name="P1"><text:s/></text:p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l</meta:initial-creator>
    <meta:editing-cycles>6</meta:editing-cycles>
    <meta:creation-date>2022-07-08T13:09:00</meta:creation-date>
    <dc:date>2022-07-11T03:13:29.307109266</dc:date>
    <meta:editing-duration>PT2H47M13S</meta:editing-duration>
    <meta:generator>LibreOffice/7.3.3.2$Linux_X86_64 LibreOffice_project/30$Build-2</meta:generator>
    <meta:document-statistic meta:table-count="0" meta:image-count="0" meta:object-count="0" meta:page-count="2" meta:paragraph-count="25" meta:word-count="60" meta:character-count="922" meta:non-whitespace-character-count="742"/>
    <meta:user-defined meta:name="AppVersion">12.0000</meta:user-defined>
    <meta:template xlink:type="simple" xlink:actuate="onRequest" xlink:title="Normal" xlink:href=""/>
  </office:meta>
</office:document-meta>
</file>